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37d5e" officeooo:paragraph-rsid="00037d5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37d5e" officeooo:paragraph-rsid="00037d5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37d5e" officeooo:paragraph-rsid="00037d5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3b8ae" officeooo:paragraph-rsid="0003b8ae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officeooo:rsid="00037d5e" officeooo:paragraph-rsid="00037d5e" style:font-size-asian="10.5pt" style:font-size-complex="12pt"/>
    </style:style>
    <style:style style:name="T1" style:family="text">
      <style:text-properties officeooo:rsid="0003b8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5T22:44:17.384000000</dc:date>
    <meta:editing-duration>PT23M29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